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italic" style:text-underline-style="solid" style:text-underline-width="auto" style:text-underline-color="font-color" fo:font-weight="bold" officeooo:paragraph-rsid="001cd500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1cd500" officeooo:paragraph-rsid="001cd500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text-properties fo:font-size="15pt" fo:font-style="normal" style:text-underline-style="none" fo:font-weight="normal" officeooo:rsid="001cd500" officeooo:paragraph-rsid="001cd500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text-properties fo:font-size="13pt" fo:font-style="normal" style:text-underline-style="none" fo:font-weight="normal" officeooo:paragraph-rsid="001cd500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3pt" fo:font-style="normal" style:text-underline-style="none" fo:font-weight="normal" officeooo:rsid="001cd500" officeooo:paragraph-rsid="001cd500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text-properties fo:font-size="13pt" fo:font-style="normal" style:text-underline-style="none" fo:font-weight="normal" officeooo:rsid="001cd500" officeooo:paragraph-rsid="002314e5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style:text-underline-style="none" fo:font-weight="normal" officeooo:rsid="001cd7c5" officeooo:paragraph-rsid="001cd7c5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text-properties fo:font-size="13pt" fo:font-style="normal" style:text-underline-style="none" fo:font-weight="normal" officeooo:rsid="0020185e" officeooo:paragraph-rsid="00220cb2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3pt" fo:font-style="normal" style:text-underline-style="none" fo:font-weight="normal" officeooo:rsid="00220cb2" officeooo:paragraph-rsid="00220cb2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text-properties fo:font-size="13pt" fo:font-style="normal" style:text-underline-style="none" fo:font-weight="normal" officeooo:rsid="002314e5" officeooo:paragraph-rsid="002314e5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fo:font-size="13pt" fo:font-style="normal" style:text-underline-style="none" fo:font-weight="normal" officeooo:rsid="0024865d" officeooo:paragraph-rsid="002314e5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fo:font-size="13pt" fo:font-style="normal" style:text-underline-style="none" fo:font-weight="normal" officeooo:rsid="0024865d" officeooo:paragraph-rsid="002a2dbc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text-properties fo:font-size="13pt" fo:font-style="normal" style:text-underline-style="none" fo:font-weight="normal" officeooo:rsid="00285589" officeooo:paragraph-rsid="002314e5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fo:font-size="13pt" fo:font-style="normal" style:text-underline-style="none" fo:font-weight="normal" officeooo:rsid="0028f872" officeooo:paragraph-rsid="0028f872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text-properties fo:font-size="13pt" fo:font-style="normal" style:text-underline-style="none" fo:font-weight="normal" officeooo:rsid="002a2dbc" officeooo:paragraph-rsid="002a2dbc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text-properties fo:font-size="13pt" fo:font-style="normal" style:text-underline-style="none" fo:font-weight="normal" officeooo:rsid="002a2dbc" officeooo:paragraph-rsid="002e495d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text-properties fo:font-size="13pt" fo:font-style="normal" style:text-underline-style="none" fo:font-weight="bold" officeooo:rsid="00220cb2" officeooo:paragraph-rsid="00220cb2" style:font-size-asian="11.3500003814697pt" style:font-style-asian="normal" style:font-weight-asian="bold" style:font-size-complex="13pt" style:font-style-complex="normal" style:font-weight-complex="bold"/>
    </style:style>
    <style:style style:name="P18" style:family="paragraph" style:parent-style-name="Standard">
      <style:text-properties fo:font-size="13pt" fo:font-style="normal" style:text-underline-style="none" fo:font-weight="bold" officeooo:rsid="002314e5" officeooo:paragraph-rsid="002314e5" style:font-size-asian="11.3500003814697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20cb2" officeooo:paragraph-rsid="00220cb2" style:font-size-asian="11.3500003814697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text-properties fo:font-size="10pt" fo:font-style="normal" style:text-underline-style="none" fo:font-weight="normal" officeooo:paragraph-rsid="001cd7c5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text-properties fo:font-size="10pt" fo:font-style="normal" style:text-underline-style="none" fo:font-weight="normal" officeooo:paragraph-rsid="001e99a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fo:font-size="10pt" fo:font-style="normal" style:text-underline-style="none" fo:font-weight="normal" officeooo:rsid="001cd7c5" officeooo:paragraph-rsid="001cd7c5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fo:font-size="10pt" fo:font-style="normal" style:text-underline-style="none" fo:font-weight="normal" officeooo:rsid="001e99a6" officeooo:paragraph-rsid="001cd7c5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fo:font-size="10pt" fo:font-style="normal" style:text-underline-style="none" fo:font-weight="normal" officeooo:rsid="001e99a6" officeooo:paragraph-rsid="001e99a6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fo:font-size="10pt" fo:font-style="normal" style:text-underline-style="none" fo:font-weight="normal" officeooo:rsid="0020185e" officeooo:paragraph-rsid="0020185e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fo:font-size="11pt" fo:font-style="normal" style:text-underline-style="none" fo:font-weight="normal" officeooo:rsid="002314e5" officeooo:paragraph-rsid="002314e5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ize="13pt" fo:font-style="normal" style:text-underline-style="none" fo:font-weight="normal" officeooo:rsid="002d0d91" officeooo:paragraph-rsid="002a2dbc" style:font-size-asian="11.3500003814697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text-properties fo:font-size="13pt" fo:font-style="normal" style:text-underline-style="none" fo:font-weight="normal" officeooo:rsid="002e495d" officeooo:paragraph-rsid="002e495d" style:font-size-asian="11.3500003814697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text-properties fo:font-size="13pt" fo:font-style="normal" style:text-underline-style="none" fo:font-weight="normal" officeooo:rsid="002fca76" officeooo:paragraph-rsid="002fca76" style:font-size-asian="11.3500003814697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text-properties fo:font-size="13pt" fo:font-style="normal" style:text-underline-style="none" fo:font-weight="normal" officeooo:rsid="00306c19" officeooo:paragraph-rsid="00306c19" style:font-size-asian="11.3500003814697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text-properties fo:font-size="13pt" fo:font-style="normal" style:text-underline-style="none" fo:font-weight="normal" officeooo:rsid="00285589" officeooo:paragraph-rsid="0033dd4b" style:font-size-asian="11.3500003814697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text-properties fo:font-size="13pt" fo:font-style="normal" style:text-underline-style="solid" style:text-underline-type="double" style:text-underline-width="auto" style:text-underline-color="font-color" fo:font-weight="normal" officeooo:rsid="002e495d" officeooo:paragraph-rsid="002e495d" style:font-size-asian="11.3500003814697pt" style:font-style-asian="normal" style:font-weight-asian="normal" style:font-size-complex="13pt" style:font-style-complex="normal" style:font-weight-complex="normal"/>
    </style:style>
    <style:style style:name="P33" style:family="paragraph">
      <style:paragraph-properties fo:text-align="center"/>
    </style:style>
    <style:style style:name="T1" style:family="text">
      <style:text-properties officeooo:rsid="001cd500"/>
    </style:style>
    <style:style style:name="T2" style:family="text">
      <style:text-properties fo:font-style="normal" style:text-underline-style="none" fo:font-weight="normal" officeooo:rsid="001cd500" style:font-style-asian="normal" style:font-weight-asian="normal" style:font-style-complex="normal" style:font-weight-complex="normal"/>
    </style:style>
    <style:style style:name="T3" style:family="text">
      <style:text-properties fo:font-size="10pt" officeooo:rsid="001cd500" style:font-size-asian="10pt" style:font-size-complex="10pt"/>
    </style:style>
    <style:style style:name="T4" style:family="text">
      <style:text-properties officeooo:rsid="001cd7c5"/>
    </style:style>
    <style:style style:name="T5" style:family="text">
      <style:text-properties officeooo:rsid="001e99a6"/>
    </style:style>
    <style:style style:name="T6" style:family="text">
      <style:text-properties officeooo:rsid="0020185e"/>
    </style:style>
    <style:style style:name="T7" style:family="text">
      <style:text-properties officeooo:rsid="002314e5"/>
    </style:style>
    <style:style style:name="T8" style:family="text">
      <style:text-properties fo:font-size="11pt" officeooo:rsid="002314e5" style:font-size-asian="11pt" style:font-size-complex="11pt"/>
    </style:style>
    <style:style style:name="T9" style:family="text">
      <style:text-properties officeooo:rsid="0023d49c"/>
    </style:style>
    <style:style style:name="T10" style:family="text">
      <style:text-properties officeooo:rsid="0024865d"/>
    </style:style>
    <style:style style:name="T11" style:family="text">
      <style:text-properties officeooo:rsid="0025a672"/>
    </style:style>
    <style:style style:name="T12" style:family="text">
      <style:text-properties officeooo:rsid="00285589"/>
    </style:style>
    <style:style style:name="T13" style:family="text">
      <style:text-properties officeooo:rsid="0028f872"/>
    </style:style>
    <style:style style:name="T14" style:family="text">
      <style:text-properties officeooo:rsid="002a2dbc"/>
    </style:style>
    <style:style style:name="T15" style:family="text">
      <style:text-properties officeooo:rsid="002b2768"/>
    </style:style>
    <style:style style:name="T16" style:family="text">
      <style:text-properties officeooo:rsid="002d0d91"/>
    </style:style>
    <style:style style:name="T17" style:family="text">
      <style:text-properties officeooo:rsid="002e495d"/>
    </style:style>
    <style:style style:name="T18" style:family="text">
      <style:text-properties officeooo:rsid="002ee38d"/>
    </style:style>
    <style:style style:name="T19" style:family="text">
      <style:text-properties officeooo:rsid="003217d9"/>
    </style:style>
    <style:style style:name="T20" style:family="text">
      <style:text-properties officeooo:rsid="0033dd4b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tab/><text:tab/></text:span><text:span text:style-name="T1">Unternehmensformen / Unternehmenszusammenschlüsse</text:span></text:p>
      <text:p text:style-name="P2"/>
      <text:p text:style-name="P2"/>
      <text:p text:style-name="P3">1. Unternehmensformen</text:p>
      <text:p text:style-name="P3"/>
      <text:p text:style-name="P5"/>
      <text:p text:style-name="P5"><draw:line text:anchor-type="paragraph" draw:z-index="3" draw:style-name="gr2" draw:text-style-name="P33" svg:x1="2.461in" svg:y1="0.1929in" svg:x2="1.4402in" svg:y2="0.5157in"><text:p/></draw:line><draw:line text:anchor-type="paragraph" draw:z-index="4" draw:style-name="gr2" draw:text-style-name="P33" svg:x1="3.2008in" svg:y1="0.2035in" svg:x2="4.3988in" svg:y2="0.4846in"><text:p/></draw:line><text:tab/><text:tab/><text:tab/><text:tab/><text:tab/>UN- Form</text:p>
      <text:p text:style-name="P5"/>
      <text:p text:style-name="P5"><draw:line text:anchor-type="paragraph" draw:z-index="2" draw:style-name="gr2" draw:text-style-name="P33" svg:x1="4.3984in" svg:y1="0.1839in" svg:x2="3.3047in" svg:y2="0.8091in"><text:p/></draw:line>Einzelunternehmen<text:tab/><text:tab/><text:tab/><text:tab/><text:tab/><text:tab/><text:tab/>Gesellschaftsunternehmen</text:p>
      <text:p text:style-name="P5"><draw:custom-shape text:anchor-type="paragraph" draw:z-index="0" draw:style-name="gr1" svg:width="0.2815in" svg:height="0.5524in" svg:x="4.5236in" svg:y="0.03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style-name="gr1" svg:width="0.2815in" svg:height="0.5524in" svg:x="5.6071in" svg:y="0.017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/>
      <text:p text:style-name="P5"/>
      <text:p text:style-name="P4"><text:span text:style-name="T1"><text:tab/><text:tab/><text:tab/><text:tab/><text:tab/></text:span><text:span text:style-name="T3">Personengesellschaft<text:tab/>Kapitalgesellschaft<text:tab/>Genossenschaft</text:span><text:span text:style-name="T1"><text:tab/></text:span></text:p>
      <text:p text:style-name="P5"/>
      <text:p text:style-name="P5"/>
      <text:p text:style-name="P5">1.1 Einzelunternehmen</text:p>
      <text:p text:style-name="P5"/>
      <text:p text:style-name="P5">Einzelperson:<text:tab/>- bringt Kapital auf</text:p>
      <text:p text:style-name="P5"><text:tab/><text:tab/><text:tab/>- übernimmt Geschäftsführung</text:p>
      <text:p text:style-name="P5"><text:tab/><text:tab/><text:tab/>- erhält Gewinn</text:p>
      <text:p text:style-name="P5"><text:tab/><text:tab/><text:tab/>- haftet (Vollhafter)</text:p>
      <text:p text:style-name="P5"/>
      <text:p text:style-name="P5"/>
      <text:p text:style-name="P5"/>
      <text:p text:style-name="P7"><draw:line text:anchor-type="paragraph" draw:z-index="6" draw:style-name="gr2" draw:text-style-name="P33" svg:x1="1.7634in" svg:y1="0.1535in" svg:x2="3.878in" svg:y2="0.6535in"><text:p/></draw:line>1.2 Personengesellschaft</text:p>
      <text:p text:style-name="P7"><draw:custom-shape text:anchor-type="paragraph" draw:z-index="5" draw:style-name="gr1" svg:width="0.198in" svg:height="0.3441in" svg:x="0.9299in" svg:y="0.0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"><draw:line text:anchor-type="paragraph" draw:z-index="7" draw:style-name="gr2" draw:text-style-name="P33" svg:x1="3.878in" svg:y1="0.2386in" svg:x2="3.7736in" svg:y2="0.1134in"><text:p/></draw:line></text:p>
      <text:p text:style-name="P7"><draw:line text:anchor-type="paragraph" draw:z-index="8" draw:style-name="gr2" draw:text-style-name="P33" svg:x1="3.878in" svg:y1="0.0307in" svg:x2="3.7008in" svg:y2="0.0933in"><text:p/></draw:line>OHG (Offene Handelsgesellschaft)<text:tab/><text:tab/><text:tab/>KG (Kommanditgesellschaft)</text:p>
      <text:p text:style-name="P5"><draw:custom-shape text:anchor-type="paragraph" draw:z-index="9" draw:style-name="gr1" svg:width="0.198in" svg:height="0.365in" svg:x="0.9193in" svg:y="0.072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style-name="gr1" svg:width="0.198in" svg:height="0.365in" svg:x="4.8673in" svg:y="0.020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/>
      <text:p text:style-name="P5"/>
      <text:p text:style-name="P20"><text:span text:style-name="T4">alle Gesellschafter sind<text:tab/><text:tab/><text:tab/><text:tab/><text:tab/><text:tab/></text:span><text:span text:style-name="T4">mindestens ein Vollhafter (Komplementär)</text:span></text:p>
      <text:p text:style-name="P22">Vollhafter (haften persönlich)<text:tab/><text:tab/><text:tab/><text:tab/><text:tab/>und ein Teilhafter (Kommanditist)</text:p>
      <text:p text:style-name="P22"/>
      <text:p text:style-name="P22"/>
      <text:p text:style-name="P22"/>
      <text:p text:style-name="P23">weitere Personengesellschaften:</text:p>
      <text:p text:style-name="P23"/>
      <text:p text:style-name="P24">- GbR (Gesellschaft bürgerlichen Rechts)</text:p>
      <text:p text:style-name="P21"><text:span text:style-name="T5">- </text:span><text:span text:style-name="T6">GmbH &amp; Co KG (Gesellschaft mit beschränkter Haftung)</text:span></text:p>
      <text:p text:style-name="P25"><draw:custom-shape text:anchor-type="paragraph" draw:z-index="11" draw:style-name="gr3" draw:text-style-name="P33" svg:width="0.2189in" svg:height="0.4276in" svg:x="1.0862in" svg:y="0.0165in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- KhaA</text:p>
      <text:p text:style-name="P25"><text:s text:c="3"/>Kommanditisten <text:tab/>AG</text:p>
      <text:p text:style-name="P25"/>
      <text:p text:style-name="P25"/>
      <text:p text:style-name="P25"/>
      <text:p text:style-name="P25"><draw:line text:anchor-type="paragraph" draw:z-index="12" draw:style-name="gr2" draw:text-style-name="P33" svg:x1="1.3047in" svg:y1="0.1209in" svg:x2="3.9504in" svg:y2="0.4961in"><text:p/></draw:line>1.3 Kapitalgesellschaft</text:p>
      <text:p text:style-name="P25"/>
      <text:p text:style-name="P25"/>
      <text:p text:style-name="P25"><draw:custom-shape text:anchor-type="paragraph" draw:z-index="13" draw:style-name="gr1" svg:width="0.1043in" svg:height="0.3441in" svg:x="1.0134in" svg:y="0.139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GmbH (Gesellschaft mit beschränkter Haftung)<text:tab/><text:tab/><text:tab/>AG (Aktiengesellschaft)</text:p>
      <text:p text:style-name="P25"/>
      <text:p text:style-name="P5"/>
      <text:p text:style-name="P8">nur Teilhafter...Grundkapital 25.000€<text:tab/><text:tab/><text:tab/>nur Teilhafter....50.000€</text:p>
      <text:p text:style-name="P19"><text:soft-page-break/>3.2 Unternehmenszusammenschlüsse</text:p>
      <text:p text:style-name="P9"/>
      <text:p text:style-name="P17">3.2.1 Nach der Art der Unternehmen</text:p>
      <text:p text:style-name="P9"/>
      <text:p text:style-name="P9">- auf gleicher Produktionsstufe <text:tab/>→ horizontaler Zusammenschluss ( z.B. 2 Banken)</text:p>
      <text:p text:style-name="P9"/>
      <text:p text:style-name="P9">- aufeinanderfolgende</text:p>
      <text:p text:style-name="P9"><text:s text:c="2"/>Produktionsstufen<text:tab/><text:tab/><text:tab/>→ vertikaler Zusammenschluss ( z.B. Gartenbaubetrieb)<text:tab/><text:tab/></text:p>
      <text:p text:style-name="P9">- aus nicht zusammen-</text:p>
      <text:p text:style-name="P9"><text:s text:c="2"/>hängenden Branchen<text:tab/><text:tab/>→ diagonaler Zusammenschluss ( z.B. Pharmabetrieb)</text:p>
      <text:p text:style-name="P9"/>
      <text:p text:style-name="P9"/>
      <text:p text:style-name="P9"/>
      <text:p text:style-name="P17"><draw:line text:anchor-type="paragraph" draw:z-index="14" draw:style-name="gr2" draw:text-style-name="P33" svg:x1="1.8362in" svg:y1="0.1866in" svg:x2="0.9717in" svg:y2="0.8846in"><text:p/></draw:line><draw:line text:anchor-type="paragraph" draw:z-index="15" draw:style-name="gr2" draw:text-style-name="P33" svg:x1="1.8362in" svg:y1="0.1866in" svg:x2="5.0862in" svg:y2="0.8323in"><text:p/></draw:line>3.2.2 Nach dem Grad bzw. der Intensität</text:p>
      <text:p text:style-name="P17"/>
      <text:p text:style-name="P17"/>
      <text:p text:style-name="P17"/>
      <text:p text:style-name="P18">Kooperation<text:tab/><text:tab/><text:tab/><text:tab/><text:tab/><text:tab/><text:tab/><text:tab/><text:tab/>Konzentration</text:p>
      <text:p text:style-name="P17"><draw:line text:anchor-type="paragraph" draw:z-index="16" draw:style-name="gr2" draw:text-style-name="P33" svg:x1="0.5134in" svg:y1="0.0028in" svg:x2="0.5134in" svg:y2="0.3465in"><text:p/></draw:line><draw:line text:anchor-type="paragraph" draw:z-index="17" draw:style-name="gr2" draw:text-style-name="P33" svg:x1="5.5445in" svg:y1="0.0134in" svg:x2="5.5445in" svg:y2="0.3571in"><text:p/></draw:line></text:p>
      <text:p text:style-name="P17"/>
      <text:p text:style-name="P26">UN bleiben rechtlich und <text:tab/><text:tab/><text:tab/><text:tab/><text:tab/><text:tab/><text:tab/>UN geben wirtschaftliche </text:p>
      <text:p text:style-name="P26">wirtschaftlich eigenständig<text:tab/><text:tab/><text:tab/><text:tab/><text:tab/><text:tab/><text:tab/>und z.T. Auch rechtliche </text:p>
      <text:p text:style-name="P9"><text:tab/><text:tab/><text:tab/><text:tab/><text:tab/><text:tab/><text:tab/><text:tab/><text:tab/><text:tab/><text:span text:style-name="T8">Eigenständigkeit auf</text:span></text:p>
      <text:p text:style-name="P5"/>
      <text:p text:style-name="P5"><text:tab/></text:p>
      <text:p text:style-name="P5"/>
      <text:p text:style-name="P10">3.2.2.1</text:p>
      <text:p text:style-name="P10"/>
      <text:p text:style-name="P10">Formen der Kooperation</text:p>
      <text:p text:style-name="P10"/>
      <text:p text:style-name="P10">→ Verbände (z.B. Fachverbände, Arbeitgeberverbände, Innungsverbände)</text:p>
      <text:p text:style-name="P6"><text:span text:style-name="T7">→ Arbeitsgemeinschaft [</text:span><text:span text:style-name="T10">Konsortium</text:span><text:span text:style-name="T7">] ( zur gemeinsamen Durchführung eines <text:s text:c="22"/><text:tab/><text:tab/><text:tab/> <text:s text:c="22"/><text:tab/>Großauftrages Zusammenschluss auf Zeit)</text:span></text:p>
      <text:p text:style-name="P10"/>
      <text:p text:style-name="P6"><text:span text:style-name="T7">→ </text:span><text:span text:style-name="T9">Kartelle (Vertrag zwischen Unternehmen mit dem Ziel d</text:span><text:span text:style-name="T19">en</text:span><text:span text:style-name="T9"> Wettbewerb <text:tab/><text:tab/><text:tab/> <text:s text:c="9"/>auszuschalten. Derartige sind in Deutschland verboten ((Kartel</text:span><text:span text:style-name="T10">l</text:span><text:span text:style-name="T9">gesetz)))</text:span></text:p>
      <text:p text:style-name="P11"><text:tab/>Beispiele: <text:s/><text:tab/>- Preiskartelle</text:p>
      <text:p text:style-name="P11"><text:tab/><text:tab/><text:tab/>- Mengenkartell oder auch Produktionskartell</text:p>
      <text:p text:style-name="P6"><text:span text:style-name="T10"><text:tab/><text:tab/><text:tab/>- </text:span><text:span text:style-name="T11">Gebietskartelle</text:span></text:p>
      <text:p text:style-name="P11"><draw:custom-shape text:anchor-type="paragraph" draw:z-index="18" draw:style-name="gr1" draw:text-style-name="P33" svg:width="1.365in" svg:height="1.365in" svg:x="2.8256in" svg:y="0.1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style-name="gr2" draw:text-style-name="P33" svg:x1="3.5028in" svg:y1="0.1437in" svg:x2="3.5028in" svg:y2="0.8209in"><text:p/></draw:line></text:p>
      <text:p text:style-name="P11"><draw:frame text:anchor-type="paragraph" draw:z-index="24" draw:style-name="gr6" svg:width="0.3335in" svg:height="0.3335in" svg:x="3.5862in" svg:y="0.0819in"><draw:text-box><text:p><text:s text:c="2"/>A</text:p></draw:text-box></draw:frame></text:p>
      <text:p text:style-name="P11"><draw:line text:anchor-type="paragraph" draw:z-index="20" draw:style-name="gr2" draw:text-style-name="P33" svg:x1="3.5028in" svg:y1="0.4055in" svg:x2="4.1382in" svg:y2="0.1555in"><text:p/></draw:line><draw:frame text:anchor-type="paragraph" draw:z-index="22" draw:style-name="gr4" svg:width="0.4067in" svg:height="0.3441in" svg:x="3.0236in" svg:y="0.0098in"><draw:text-box><text:p><text:s text:c="4"/>C</text:p></draw:text-box></draw:frame></text:p>
      <text:p text:style-name="P11"><draw:line text:anchor-type="paragraph" draw:z-index="21" draw:style-name="gr2" draw:text-style-name="P33" svg:x1="3.5028in" svg:y1="0.198in" svg:x2="2.8882in" svg:y2="0.5in"><text:p/></draw:line></text:p>
      <text:p text:style-name="P11"><draw:frame text:anchor-type="paragraph" draw:z-index="23" draw:style-name="gr5" svg:width="0.5004in" svg:height="0.3843in" svg:x="3.3984in" svg:y="0.1362in"><draw:text-box><text:p/><text:p><text:s text:c="4"/>B</text:p></draw:text-box></draw:frame></text:p>
      <text:p text:style-name="P11"/>
      <text:p text:style-name="P11"/>
      <text:p text:style-name="P11"/>
      <text:p text:style-name="P11"/>
      <text:p text:style-name="P13"><text:soft-page-break/>Ausnahmen:<text:tab/>- Anmeldepflichtige oder Genehmigungspflichtige Kartelle</text:p>
      <text:p text:style-name="P11"><text:span text:style-name="T12"><text:tab/><text:tab/><text:tab/><text:tab/></text:span><text:span text:style-name="T13">(z.B. Rabattkartell, Rationalisierungskartell)</text:span></text:p>
      <text:p text:style-name="P13"/>
      <text:p text:style-name="P14"/>
      <text:p text:style-name="P15">3.2.2.2</text:p>
      <text:p text:style-name="P15"/>
      <text:p text:style-name="P15">Formen der Konzentration</text:p>
      <text:p text:style-name="P15"/>
      <text:p text:style-name="P15">Konzern → <text:tab/>UN bleiben rechtlich eigenständig, werden jedoch durch Kapitalübernahme <text:tab/><text:tab/>wirtschaftlich abhängig (ist vom Kapitalfluss abhängig)</text:p>
      <text:p text:style-name="P15"/>
      <text:p text:style-name="P15"/>
      <text:p text:style-name="P15">Trust <text:tab/> <text:s text:c="3"/>→ <text:tab/>Fusion (beteiligte Unternehmen geben rechtliche Selbständigkeit auf, durch <text:tab/><text:tab/>Übernahme oder Neugründung)</text:p>
      <text:p text:style-name="P13"/>
      <text:p text:style-name="P31"><text:span text:style-name="T20"/></text:p>
      <text:p text:style-name="P13"/>
      <text:p text:style-name="P15">3.2.2.3 Nutzen und Gefahren der Konzentration</text:p>
      <text:p text:style-name="P15"/>
      <text:p text:style-name="P15">Nutzen:<text:tab/>- Größerer Marktanteil</text:p>
      <text:p text:style-name="P12"><text:span text:style-name="T14"><text:tab/><text:tab/>- </text:span><text:span text:style-name="T15">Größere Marktmacht</text:span></text:p>
      <text:p text:style-name="P12"><text:span text:style-name="T14"><text:tab/><text:tab/></text:span><text:span text:style-name="T15">- Größere Wettbewerbsfähigkeit</text:span></text:p>
      <text:p text:style-name="P12"><text:span text:style-name="T14"><text:tab/><text:tab/></text:span><text:span text:style-name="T15">- Erhaltung angeschlagener Unternehmen</text:span></text:p>
      <text:p text:style-name="P12"><text:span text:style-name="T14"><text:tab/><text:tab/></text:span><text:span text:style-name="T15">- mehr Kapital</text:span></text:p>
      <text:p text:style-name="P15"/>
      <text:p text:style-name="P15"/>
      <text:p text:style-name="P12"><text:span text:style-name="T15">Gefahren</text:span><text:span text:style-name="T14">:<text:tab/></text:span><text:span text:style-name="T15">- </text:span><text:span text:style-name="T16">Marktbeherrschung</text:span></text:p>
      <text:p text:style-name="P12"><text:span text:style-name="T14"><text:tab/><text:tab/></text:span><text:span text:style-name="T15">- </text:span><text:span text:style-name="T16">Wettbewerbsverdrängung</text:span></text:p>
      <text:p text:style-name="P12"><text:span text:style-name="T14"><text:tab/><text:tab/></text:span><text:span text:style-name="T15">- </text:span><text:span text:style-name="T16">Verlust von Arbeitsplätzen</text:span></text:p>
      <text:p text:style-name="P12"><text:span text:style-name="T14"><text:tab/><text:tab/></text:span><text:span text:style-name="T15">- </text:span><text:span text:style-name="T16">Verhinderung neuer Technologien und Marktveränderungen</text:span></text:p>
      <text:p text:style-name="P12"><text:span text:style-name="T14"><text:tab/><text:tab/></text:span><text:span text:style-name="T15">- </text:span><text:span text:style-name="T16">zunehmender politischer Einfluss</text:span></text:p>
      <text:p text:style-name="P27"/>
      <text:p text:style-name="P27"/>
      <text:p text:style-name="P28">3. Berufsständische Organisationen</text:p>
      <text:p text:style-name="P28"/>
      <text:p text:style-name="P28">Industrie und Handelskammer (IHK)</text:p>
      <text:p text:style-name="P28"/>
      <text:p text:style-name="P28"><text:tab/>- Zusammenschluss von Industrie- und Handelsbetrieben</text:p>
      <text:p text:style-name="P28"><text:tab/>- Körperschaft des öffentlichen Rechts</text:p>
      <text:p text:style-name="P28"><text:tab/>- Pflichtmitgliedschaft</text:p>
      <text:p text:style-name="P28"><text:tab/>- wesentliche Aufgaben</text:p>
      <text:p text:style-name="P28"/>
      <text:p text:style-name="P16"><text:span text:style-name="T17"><text:tab/><text:tab/></text:span><text:span text:style-name="T18">=&gt; Förderung der Intressen und Intressenausgleich</text:span></text:p>
      <text:p text:style-name="P16"><text:span text:style-name="T17"><text:tab/><text:tab/></text:span><text:span text:style-name="T18">=&gt; Führung des UN- und Auszubildendenverzeichnisses</text:span></text:p>
      <text:p text:style-name="P16"><text:span text:style-name="T17"><text:tab/><text:tab/></text:span><text:span text:style-name="T18">=&gt; Regelung und Überwachung der Berufsausbildung</text:span></text:p>
      <text:p text:style-name="P16"><text:span text:style-name="T17"><text:tab/><text:tab/></text:span><text:span text:style-name="T18">=&gt; Durchführung oder Organisation von Fortbildungsmaßnahmen</text:span></text:p>
      <text:p text:style-name="P16"><text:span text:style-name="T17"><text:tab/><text:tab/></text:span><text:span text:style-name="T18">=&gt; Abnahme von Prüfungen</text:span></text:p>
      <text:p text:style-name="P16"><text:span text:style-name="T17"><text:tab/><text:tab/></text:span><text:span text:style-name="T18">=&gt; Einrichtung von Vermittlungstellen</text:span></text:p>
      <text:p text:style-name="P29"><text:soft-page-break/>Organisationen im Handwerk</text:p>
      <text:p text:style-name="P29"/>
      <text:p text:style-name="P29"/>
      <text:p text:style-name="P29">Handwerksinnungen</text:p>
      <text:p text:style-name="P29"/>
      <text:p text:style-name="P29">- Zusammenschluss von Betrieben des gleichen Handwerksinnungen</text:p>
      <text:p text:style-name="P29">- freiwillig</text:p>
      <text:p text:style-name="P29">- Landesinnungsverbände sind Tarifpartner</text:p>
      <text:p text:style-name="P29">- Körperschaften des öffentlichen Rechts</text:p>
      <text:p text:style-name="P29"/>
      <text:p text:style-name="P29"/>
      <text:p text:style-name="P30">Handwerkskammern (HWK)</text:p>
      <text:p text:style-name="P30"/>
      <text:p text:style-name="P30">- Zusammenschluss von allen Handwerksbetrieben des Kammerbezirkes</text:p>
      <text:p text:style-name="P30">- Pflichtmitgliedschaft</text:p>
      <text:p text:style-name="P30">- Körperschaften des öffentlichen Rechts</text:p>
      <text:p text:style-name="P30">- wesentliche Aufgaben: s. IHK</text:p>
      <text:p text:style-name="P30"/>
      <text:p text:style-name="P30"/>
      <text:p text:style-name="P28"/>
      <text:p text:style-name="P32"/>
      <text:p text:style-name="P28"/>
      <text:p text:style-name="P15"/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5T07:14:30.74</meta:creation-date>
    <dc:date>2013-03-26T13:33:21</dc:date>
    <meta:editing-duration>PT9H21M51S</meta:editing-duration>
    <meta:editing-cycles>13</meta:editing-cycles>
    <meta:generator>LibreOffice/4.0.0.2$Linux_x86 LibreOffice_project/408fe71bd18616c467b3dcd7ab6756528ffcae2</meta:generator>
    <dc:creator>root </dc:creator>
    <meta:document-statistic meta:table-count="0" meta:image-count="0" meta:object-count="0" meta:page-count="4" meta:paragraph-count="83" meta:word-count="378" meta:character-count="3553" meta:non-whitespace-character-count="3048"/>
  </office:meta>
</office:document-meta>
</file>